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ggregateNodeBuilder.link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ggregateNodeBuilder.buildNode( Configuration config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63">
            <text:p text:style-name="Table_20_Contents">6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